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ing_20_2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 fo:font-weight="bold" style:font-weight-asian="bold" style:font-weight-complex="bold"/>
    </style:style>
    <style:style style:name="P3" style:family="paragraph" style:parent-style-name="Standard" style:list-style-name="L1">
      <style:text-properties style:text-underline-style="none" fo:font-weight="bold" style:font-weight-asian="bold" style:font-weight-complex="bold"/>
    </style:style>
    <style:style style:name="P4" style:family="paragraph" style:parent-style-name="Standard" style:list-style-name="L1">
      <style:text-properties style:text-underline-style="none"/>
    </style:style>
    <style:style style:name="P5" style:family="paragraph" style:parent-style-name="Text_20_body">
      <style:text-properties style:text-underline-style="none"/>
    </style:style>
    <style:style style:name="P6" style:family="paragraph" style:parent-style-name="Text_20_body" style:list-style-name="L1">
      <style:text-properties style:text-underline-style="none"/>
    </style:style>
    <style:style style:name="T1" style:family="text">
      <style:text-properties fo:language="es" fo:country="ES" fo:font-weight="normal" style:font-weight-asian="normal" style:font-weight-complex="normal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odelado de dominio</text:h>
      <text:p text:style-name="Text_20_body"/>
      <text:h text:style-name="P1" text:outline-level="2">Claves para realizar el modelo de dominio</text:h>
      <text:p text:style-name="P5"/>
      <text:list xml:id="list712005689" text:style-name="L1">
        <text:list-item>
          <text:p text:style-name="P6">La charla continúa entre los expertos y los desarradores.</text:p>
          <text:p text:style-name="P6">La charla constante permite un conocimiento intímo del dominio haciendo posible el mejoramiento del software.</text:p>
        </text:list-item>
        <text:list-item>
          <text:p text:style-name="P6">Crear un lenguaje en común entre los expertos y desarrolladores</text:p>
          <text:p text:style-name="P3"><text:span text:style-name="T2"><text:s/></text:span><text:span text:style-name="T1">Cultivar un lenguaje basado en el modelo, de manera que tanto el programador como los demás participantes puedan entenderlo</text:span></text:p>
          <text:p text:style-name="P3"><text:bookmark text:name="result_box3"/><text:span text:style-name="T1">Es necesario resolver las ambigüedades que pueden llegar a tener las terminologías del negocio.</text:span></text:p>
        </text:list-item>
      </text:list>
      <text:p text:style-name="P2"><text:span text:style-name="T1"/></text:p>
      <text:list xml:id="list376819068" text:continue-numbering="true" text:style-name="L1">
        <text:list-item>
          <text:p text:style-name="P3"><text:span text:style-name="T2">Captar los conceptos del negocio.</text:span></text:p>
          <text:p text:style-name="P4">Desarrollar un modelo rico. Que contengan compartamiento.Que capture la esencia del negocio.</text:p>
          <text:p text:style-name="P3"><text:span text:style-name="T1">Destilar el modelo. Asegurarse que todos los conceptos importantes están en el modelo y que fueron borrados los conceptos que eran innecesarios</text:span></text:p>
        </text:list-item>
      </text:list>
      <text:p text:style-name="P2"><text:span text:style-name="T1"/></text:p>
      <text:p text:style-name="P2"><text:span text:style-name="T1"/></text:p>
      <text:h text:style-name="Heading_20_2" text:outline-level="2"><text:span text:style-name="T1">¿Son dependientes del lenguaje de programación?</text:span></text:h>
      <text:p text:style-name="Text_20_body"><text:span text:style-name="T1">No, las claves propuestas no son dependientes del lenguaje de programación, dado que se propone establecer un lenguaje en común entre los expertos y los desarradores de manera que los desarrolladores puedan recibir un feedback constantemente sobre lo que están entendiendo.</text:span></text:p>
      <text:p text:style-name="Text_20_body"><text:span text:style-name="T1"/></text:p>
      <text:h text:style-name="Heading_20_2" text:outline-level="2"><text:span text:style-name="T1">¿Son dependientes de la metodologia utilizada?</text:span></text:h>
      <text:p text:style-name="Text_20_body"><text:span text:style-name="T1">Si, las claves son dependientes de la medodologia utilizada porque se necesita un feedback constante y la metodología de cascada carece de está, por lo tanto, hace imposible la implementación de las claves propuesta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iselda </meta:initial-creator>
    <meta:creation-date>2012-09-09T18:45:12</meta:creation-date>
    <dc:date>2012-09-09T19:06:53</dc:date>
    <dc:creator>griselda </dc:creator>
    <meta:editing-duration>PT8M7S</meta:editing-duration>
    <meta:editing-cycles>3</meta:editing-cycles>
    <meta:generator>LibreOffice/3.5$Linux_x86 LibreOffice_project/350m1$Build-2</meta:generator>
    <meta:document-statistic meta:table-count="0" meta:image-count="0" meta:object-count="0" meta:page-count="1" meta:paragraph-count="14" meta:word-count="211" meta:character-count="1367" meta:non-whitespace-character-count="1177"/>
  </office:meta>
</office:document-meta>
</file>